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2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28.3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38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10061">
      <style:table-cell-properties fo:background-color="#dddddd"/>
    </style:style>
    <style:style style:name="ce4" style:family="table-cell" style:parent-style-name="Default" style:data-style-name="N10061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0061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9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Neural Ne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extra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activation code</text:p>
          </table:table-cell>
          <table:table-cell table:style-name="ce1" office:value-type="string" calcext:value-type="string">
            <text:p>activation rest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pochs trained</text:p>
          </table:table-cell>
          <table:table-cell table:style-name="ce1" office:value-type="string" calcext:value-type="string">
            <text:p>greedy training</text:p>
          </table:table-cell>
          <table:table-cell table:style-name="ce1" office:value-type="string" calcext:value-type="string">
            <text:p>train error</text:p>
          </table:table-cell>
          <table:table-cell table:style-name="ce1" office:value-type="string" calcext:value-type="string">
            <text:p>test error</text:p>
          </table:table-cell>
          <table:table-cell table:style-name="ce1" office:value-type="string" calcext:value-type="string">
            <text:p>highest sample error</text:p>
          </table:table-cell>
          <table:table-cell table:style-name="ce1" office:value-type="string" calcext:value-type="string">
            <text:p>lowest sample error</text:p>
          </table:table-cell>
          <table:table-cell table:style-name="ce1" office:value-type="string" calcext:value-type="string">
            <text:p>mean test error</text:p>
          </table:table-cell>
          <table:table-cell table:style-name="ce1" office:value-type="string" calcext:value-type="string">
            <text:p>std test error</text:p>
          </table:table-cell>
          <table:table-cell table:style-name="ce6" office:value-type="string" calcext:value-type="string">
            <text:p>deviation to mean</text:p>
          </table:table-cell>
          <table:table-cell table:style-name="ce1" office:value-type="string" calcext:value-type="string">
            <text:p>density error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Lin_AE_STATE_DICT_0_9_L5_substr50.pt</text:p>
          </table:table-cell>
          <table:table-cell table:style-name="ce2" office:value-type="string" calcext:value-type="string">
            <text:p>1x1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489" calcext:value-type="float">
            <text:p>0.0489</text:p>
          </table:table-cell>
          <table:table-cell table:style-name="ce2" office:value-type="float" office:value="0.0032" calcext:value-type="float">
            <text:p>0.0032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3" office:value-type="float" office:value="0.000036" calcext:value-type="float">
            <text:p>3.60E-05</text:p>
          </table:table-cell>
          <table:table-cell table:style-name="ce3" office:value-type="float" office:value="0.0044" calcext:value-type="float">
            <text:p>4.4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5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95" calcext:value-type="float">
            <text:p>0.0095</text:p>
          </table:table-cell>
          <table:table-cell table:style-name="ce5" office:value-type="string" calcext:value-type="string">
            <text:p>4.04-e5</text:p>
          </table:table-cell>
          <table:table-cell office:value-type="float" office:value="0.0048" calcext:value-type="float">
            <text:p>4.80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5_substr50_tied_weights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tied weights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12" calcext:value-type="float">
            <text:p>0.0512</text:p>
          </table:table-cell>
          <table:table-cell table:style-name="ce2" office:value-type="float" office:value="0.0052" calcext:value-type="float">
            <text:p>0.0052</text:p>
          </table:table-cell>
          <table:table-cell table:style-name="ce2" office:value-type="float" office:value="0.0146" calcext:value-type="float">
            <text:p>0.0146</text:p>
          </table:table-cell>
          <table:table-cell table:style-name="ce3" office:value-type="float" office:value="0.0000443" calcext:value-type="float">
            <text:p>4.43E-05</text:p>
          </table:table-cell>
          <table:table-cell table:style-name="ce3" office:value-type="float" office:value="0.0057" calcext:value-type="float">
            <text:p>5.7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5_substr50_weight_decay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weight decay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48" calcext:value-type="float">
            <text:p>4.48E-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4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Code: 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862" calcext:value-type="float">
            <text:p>0.0862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3" office:value-type="float" office:value="0.0105" calcext:value-type="float">
            <text:p>1.05E-02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3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Code: 3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81" calcext:value-type="float">
            <text:p>1.81E-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6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Code: 6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74" calcext:value-type="float">
            <text:p>0.0574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3" office:value-type="float" office:value="0.0000687" calcext:value-type="float">
            <text:p>6.87E-05</text:p>
          </table:table-cell>
          <table:table-cell table:style-name="ce3" office:value-type="float" office:value="0.0067" calcext:value-type="float">
            <text:p>6.7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5_meaned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meaned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13.36" calcext:value-type="float">
            <text:p>13.36</text:p>
          </table:table-cell>
          <table:table-cell office:value-type="float" office:value="0.25" calcext:value-type="float">
            <text:p>0.25</text:p>
          </table:table-cell>
          <table:table-cell office:value-type="float" office:value="1.54" calcext:value-type="float">
            <text:p>1.54</text:p>
          </table:table-cell>
          <table:table-cell office:value-type="float" office:value="3.18" calcext:value-type="float">
            <text:p>3.18</text:p>
          </table:table-cell>
          <table:table-cell office:value-type="float" office:value="1.108" calcext:value-type="float">
            <text:p>1.11E+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5_sigmoid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Minus 1250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igmoid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484" calcext:value-type="float">
            <text:p>0.0484</text:p>
          </table:table-cell>
          <table:table-cell table:style-name="ce2" office:value-type="float" office:value="0.0043" calcext:value-type="float">
            <text:p>0.0043</text:p>
          </table:table-cell>
          <table:table-cell table:style-name="ce2" office:value-type="float" office:value="0.0096" calcext:value-type="float">
            <text:p>0.0096</text:p>
          </table:table-cell>
          <table:table-cell table:style-name="ce3" office:value-type="float" office:value="0.00006015" calcext:value-type="float">
            <text:p>6.02E-05</text:p>
          </table:table-cell>
          <table:table-cell table:style-name="ce3" office:value-type="float" office:value="0.0061" calcext:value-type="float">
            <text:p>6.1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5_substr50_sigmoid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5.421" calcext:value-type="float">
            <text:p>5.421</text:p>
          </table:table-cell>
          <table:table-cell office:value-type="float" office:value="3.984" calcext:value-type="float">
            <text:p>3.984</text:p>
          </table:table-cell>
          <table:table-cell office:value-type="float" office:value="4.631" calcext:value-type="float">
            <text:p>4.631</text:p>
          </table:table-cell>
          <table:table-cell office:value-type="float" office:value="0.29" calcext:value-type="float">
            <text:p>0.29</text:p>
          </table:table-cell>
          <table:table-cell office:value-type="float" office:value="0.526" calcext:value-type="float">
            <text:p>5.26E-0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0_L5.pt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326" calcext:value-type="float">
            <text:p>0.0326</text:p>
          </table:table-cell>
          <table:table-cell table:style-name="ce2" office:value-type="float" office:value="0.00306" calcext:value-type="float">
            <text:p>0.00306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3" office:value-type="float" office:value="0.000008789" calcext:value-type="float">
            <text:p>8.79E-06</text:p>
          </table:table-cell>
          <table:table-cell table:style-name="ce3" office:value-type="float" office:value="0.00211" calcext:value-type="float">
            <text:p>2.11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0_L5_16_lr-3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1" calcext:value-type="float">
            <text:p>0.0061</text:p>
          </table:table-cell>
          <table:table-cell table:style-name="ce4" office:value-type="float" office:value="0.000004419" calcext:value-type="float">
            <text:p>4.42E-06</text:p>
          </table:table-cell>
          <table:table-cell office:value-type="float" office:value="0.00137" calcext:value-type="float">
            <text:p>1.37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0_L5_32_lr-3_TH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72" calcext:value-type="float">
            <text:p>0.0572</text:p>
          </table:table-cell>
          <table:table-cell table:style-name="ce2" office:value-type="float" office:value="0.00387" calcext:value-type="float">
            <text:p>0.00387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3" office:value-type="float" office:value="0.00001206" calcext:value-type="float">
            <text:p>1.21E-05</text:p>
          </table:table-cell>
          <table:table-cell table:style-name="ce3" office:value-type="float" office:value="0.00178" calcext:value-type="float">
            <text:p>1.78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0_L5_substr50_32_lr-3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944" calcext:value-type="float">
            <text:p>0.00944</text:p>
          </table:table-cell>
          <table:table-cell table:style-name="ce4" office:value-type="float" office:value="0.0000321" calcext:value-type="float">
            <text:p>3.21E-05</text:p>
          </table:table-cell>
          <table:table-cell office:value-type="float" office:value="0.00364" calcext:value-type="float">
            <text:p>3.64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0_L5_16_lr-3_LR.pt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0.006" calcext:value-type="float">
            <text:p>0.006</text:p>
          </table:table-cell>
          <table:table-cell table:style-name="ce3" office:value-type="float" office:value="0.0000128" calcext:value-type="float">
            <text:p>1.28E-05</text:p>
          </table:table-cell>
          <table:table-cell table:style-name="ce3" office:value-type="float" office:value="0.0023" calcext:value-type="float">
            <text:p>2.3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0_L5_16_lr-3_SIG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style-name="ce4"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7" calcext:value-type="float">
            <text:p>0.007</text:p>
          </table:table-cell>
          <table:table-cell table:style-name="ce4" office:value-type="float" office:value="0.00001154" calcext:value-type="float">
            <text:p>1.15E-05</text:p>
          </table:table-cell>
          <table:table-cell office:value-type="float" office:value="0.0022" calcext:value-type="float">
            <text:p>2.20E-03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O1:Sheet1.O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style:text-align-source="fix" style:repeat-content="false" fo:background-color="transparent" fo:border="1.11pt double #000000" style:border-line-width="0.06pt 0.99pt 0.06pt" style:shadow="#808080 5.1pt 5.1pt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0000" style:shadow="#808080 5.1pt 5.1pt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transparent" fo:border="0.06pt solid #000000"/>
      <style:text-properties fo:font-size="10pt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99pt" fo:padding-left="0.99pt" fo:padding-right="9.5pt" fo:padding-top="0.99pt" style:shadow="#808080 5.1pt 5.1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6pt 0.99pt 0.06pt" style:shadow="#808080 5.1pt 5.1pt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99pt" style:vertical-align="automatic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10-07">00/00/0000</text:date></text:span><text:span text:style-name="MT1">, </text:span><text:span text:style-name="MT1"><text:time style:data-style-name="N2" text:time-value="12:42:44.84423548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2:42:45.010787944</meta:creation-date>
    <meta:editing-duration>PT1M25S</meta:editing-duration>
    <meta:editing-cycles>2</meta:editing-cycles>
    <meta:generator>LibreOffice/6.0.7.3$Linux_X86_64 LibreOffice_project/00m0$Build-3</meta:generator>
    <dc:date>2020-10-07T12:54:21.728031356</dc:date>
    <meta:document-statistic meta:table-count="1" meta:cell-count="280" meta:object-count="0"/>
  </office:meta>
</office:document-meta>
</file>